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835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4.4972in"/>
    </style:style>
    <style:style style:name="co5" style:family="table-column">
      <style:table-column-properties fo:break-before="auto" style:column-width="2.1in"/>
    </style:style>
    <style:style style:name="co6" style:family="table-column">
      <style:table-column-properties fo:break-before="auto" style:column-width="2.6701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5709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2.4043in" fo:break-before="auto" style:use-optimal-row-height="true"/>
    </style:style>
    <style:style style:name="ro5" style:family="table-row">
      <style:table-row-properties style:row-height="0.7043in" fo:break-before="auto" style:use-optimal-row-height="true"/>
    </style:style>
    <style:style style:name="ro6" style:family="table-row">
      <style:table-row-properties style:row-height="0.8807in" fo:break-before="auto" style:use-optimal-row-height="true"/>
    </style:style>
    <style:style style:name="ro7" style:family="table-row">
      <style:table-row-properties style:row-height="2.052in" fo:break-before="auto" style:use-optimal-row-height="true"/>
    </style:style>
    <style:style style:name="ro8" style:family="table-row">
      <style:table-row-properties style:row-height="1.2126in" fo:break-before="auto" style:use-optimal-row-height="true"/>
    </style:style>
    <style:style style:name="ro9" style:family="table-row">
      <style:table-row-properties style:row-height="1.0362in" fo:break-before="auto" style:use-optimal-row-height="true"/>
    </style:style>
    <style:style style:name="ro10" style:family="table-row">
      <style:table-row-properties style:row-height="1.3882in" fo:break-before="auto" style:use-optimal-row-height="true"/>
    </style:style>
    <style:style style:name="ro11" style:family="table-row">
      <style:table-row-properties style:row-height="0.5075in" fo:break-before="auto" style:use-optimal-row-height="true"/>
    </style:style>
    <style:style style:name="ro12" style:family="table-row">
      <style:table-row-properties style:row-height="1.7201in" fo:break-before="auto" style:use-optimal-row-height="true"/>
    </style:style>
    <style:style style:name="ro13" style:family="table-row">
      <style:table-row-properties style:row-height="1.5437in" fo:break-before="auto" style:use-optimal-row-height="true"/>
    </style:style>
    <style:style style:name="ro14" style:family="table-row">
      <style:table-row-properties style:row-height="2.22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5.0992in" fo:break-before="auto" style:use-optimal-row-height="true"/>
    </style:style>
    <style:style style:name="ro17" style:family="table-row">
      <style:table-row-properties style:row-height="2.5598in" fo:break-before="auto" style:use-optimal-row-height="true"/>
    </style:style>
    <style:style style:name="ro18" style:family="table-row">
      <style:table-row-properties style:row-height="1.8756in" fo:break-before="auto" style:use-optimal-row-height="true"/>
    </style:style>
    <style:style style:name="ro19" style:family="table-row">
      <style:table-row-properties style:row-height="12.5307in" fo:break-before="auto" style:use-optimal-row-height="true"/>
    </style:style>
    <style:style style:name="ro20" style:family="table-row">
      <style:table-row-properties style:row-height="1.8965in" fo:break-before="auto" style:use-optimal-row-height="true"/>
    </style:style>
    <style:style style:name="ro21" style:family="table-row">
      <style:table-row-properties style:row-height="2.2075in" fo:break-before="auto" style:use-optimal-row-height="true"/>
    </style:style>
    <style:style style:name="ro22" style:family="table-row">
      <style:table-row-properties style:row-height="1.6992in" fo:break-before="auto" style:use-optimal-row-height="true"/>
    </style:style>
    <style:style style:name="ro23" style:family="table-row">
      <style:table-row-properties style:row-height="4.0835in" fo:break-before="auto" style:use-optimal-row-height="true"/>
    </style:style>
    <style:style style:name="ro24" style:family="table-row">
      <style:table-row-properties style:row-height="3.2228in" fo:break-before="auto" style:use-optimal-row-height="true"/>
    </style:style>
    <style:style style:name="ro25" style:family="table-row">
      <style:table-row-properties style:row-height="2.7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value-type" style:repeat-content="false" fo:wrap-option="wrap" style:vertical-align="top"/>
    </style:style>
  </office:automatic-styles>
  <office:body>
    <office:spreadsheet>
      <table:table table:name="bssm_script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4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D702 0x31A 0x70000083 0xC780 0x14 0x1 0x1B00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Japanese</text:p>
          </table:table-cell>
          <table:table-cell table:style-name="ce3" office:value-type="string" calcext:value-type="string">
            <text:p>English</text:p>
          </table:table-cell>
          <table:table-cell table:style-name="ce3" office:value-type="string" calcext:value-type="string">
            <text:p>Comme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4 120 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...にくしみエナジーが</text:p>
            <text:p>わたしたちを、よみがえらせた</text:p>
            <text:p/>
            <text:p>このよにすむ、ひとびと[p40]に</text:p>
            <text:p/>
            <text:p>たにんを、にくむこころが</text:p>
            <text:p>あるかぎり</text:p>
            <text:p/>
            <text:p>わたしはなんどでもよみがえ[p120]る</text:p>
            <text:p/>
            <text:p>[s2]　　　クインベリル！</text:p>
            <text:p/>
            <text:p>[s4]セーラームーン　おまえたちは</text:p>
            <text:p>かつてわが、ダークキングダ[p40]ム</text:p>
            <text:p/>
            <text:p>せかいせいふくの、のぞみを</text:p>
            <text:p>うちくだいた</text:p>
            <text:p/>
            <text:p>おまえたちはにっくきあいて</text:p>
            <text:p/>
            <text:p>かならず、みなごろしに</text:p>
            <text:p>してくれる</text:p>
            <text:p/>
            <text:p>やだやだぁ！！　みんな</text:p>
            <text:p>よみがえっちゃったの？！</text:p>
            <text:p/>
            <text:p>そんなのやだぁ！[s120]！[p120]　</text:p>
          </table:table-cell>
          <table:table-cell/>
          <table:table-cell office:value-type="string" calcext:value-type="string">
            <text:p>Intro, part 1. This is dialogue between Beryl and Moon; it's the only time in the game that characters exchange dialogue without portraits. All these lines are spoken by Beryl except the following by Moon:</text:p>
            <text:p/>
            <text:p>　　　クインベリル！</text:p>
            <text:p/>
            <text:p>やだやだぁ！！　みんな</text:p>
            <text:p>よみがえっちゃったの？！</text:p>
            <text:p>そんなのやだぁ！！　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DA1C 0x7EC 0x70000083 0xC780 0x14 0x1 0x1B03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うさぎちゃん[s40]！</text:p>
            <text:p>[s4]どうしたの？</text:p>
          </table:table-cell>
          <table:table-cell/>
          <table:table-cell office:value-type="string" calcext:value-type="string">
            <text:p>Intro, part 2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あっ[s40]！</text:p>
            <text:p>[s4]ゆめか・・・</text:p>
            <text:p/>
            <text:p>なぁんだ、そっか[s40]ぁ</text:p>
            <text:p>[s4]あは　あは</text:p>
            <text:p/>
            <text:p>あ[s2]ははははははははははははは</text:p>
            <text:p>ははははははははははははは[p2]は</text:p>
            <text:p/>
            <text:p>はははははははははははははは</text:p>
            <text:p>はははははははははははははは</text:p>
            <text:p/>
            <text:p>はははははははははははははは</text:p>
            <text:p>ははははははははははははは[p30]は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うさぎ[s40]！</text:p>
            <text:p>[s4]ねてたわねっ！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ずいぶん　うなされていた</text:p>
            <text:p>みたいだけど</text:p>
            <text:p/>
            <text:p>どんなゆめだったの？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..........なに[s40]？</text:p>
            <text:p>[s4]ダークキングダムがふっかつ？</text:p>
            <text:p/>
            <text:p>ひょっとして、みらいのこと[s8]を</text:p>
            <text:p>[s4]よち　しているのかも・・・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なになに、それって</text:p>
            <text:p>ちょーのーりょく？？</text:p>
            <text:p/>
            <text:p>すっごーーい！！</text:p>
            <text:p/>
            <text:p>そしたら　テレビにでて</text:p>
            <text:p>ゆうめいになって</text:p>
            <text:p/>
            <text:p>おいしいもの　たくさんたべ[s40]て</text:p>
            <text:p>[s4]ようふくを　いっぱいかって</text:p>
            <text:p/>
            <text:p>それから　それから　それから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もう、うさぎちゃんたら・・・</text:p>
            <text:p/>
            <text:p>もし　ほんとだったら</text:p>
            <text:p>たいへんなことよ！</text:p>
            <text:p/>
            <text:p>レイちゃん、うらなって</text:p>
            <text:p>もらえないかしら？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やってみるわ！</text:p>
            <text:p/>
            <text:p>[s2]りん[s40]！[s2]びょう[s40]！[s2]とう[s40]！[s2]しゃ[s40]！</text:p>
            <text:p>[s2]かい[s40]！[s2]じん[s40]！[s2]れつ[s40]！[s2]ざい！</text:p>
            <text:p/>
            <text:p>ぜん！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・・・・・・・・・・・・・・</text:p>
            <text:p/>
            <text:p>たしかに　じゃあくな</text:p>
            <text:p>エナジーをかんじるわ</text:p>
            <text:p/>
            <text:p>じゅうばんデパートの</text:p>
            <text:p>ほうがくよ！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そんな[s40]・・・</text:p>
            <text:p/>
            <text:p>[s4]ダークキングダムが</text:p>
            <text:p>ふっかつしたとでもいうの[s40]？[p80]　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4CE 0xF8 0x5E000080 0xC0F0 0 0x2 0x1AF7E 0x1AF8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なんでこんなに</text:p>
            <text:p/>
            <text:p>ようまが</text:p>
            <text:p>いるのぉー</text:p>
          </table:table-cell>
          <table:table-cell/>
          <table:table-cell office:value-type="string" calcext:value-type="string">
            <text:p>Stage 1 (Juuban Shopping District) intro, Moon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ダーク</text:p>
            <text:p>キングダムの</text:p>
            <text:p/>
            <text:p>ふっかつは</text:p>
            <text:p>ほんとみたいね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やるっきゃない</text:p>
            <text:p>って　かんじ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0A6 0x128 0x5E000080 0xC0F0 0 0x1 0x1AF8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せっかく</text:p>
            <text:p/>
            <text:p>べんきょう</text:p>
            <text:p>してたのに</text:p>
            <text:p/>
            <text:p>じゃまするなんて</text:p>
            <text:p>ゆるせないわ！</text:p>
          </table:table-cell>
          <table:table-cell/>
          <table:table-cell office:value-type="string" calcext:value-type="string">
            <text:p>Stage 1 intro, Mercury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とにかく</text:p>
            <text:p/>
            <text:p>じゅうばん</text:p>
            <text:p>デパートへ</text:p>
            <text:p/>
            <text:p>いってみましょう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そうね、</text:p>
            <text:p>いそぎましょ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3DC 0xF2 0x5E000080 0xC0F0 0 0x1 0x1AF8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すごいようきだわ</text:p>
          </table:table-cell>
          <table:table-cell/>
          <table:table-cell office:value-type="string" calcext:value-type="string">
            <text:p>Stage 1 intro, Ma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この</text:p>
            <text:p>セーラーマーズが</text:p>
            <text:p/>
            <text:p>きたからには</text:p>
            <text:p>ようまなんて</text:p>
            <text:p/>
            <text:p>いっぱつで</text:p>
            <text:p>あのよいきよ[p4]！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/>
            <text:p/>
            <text:p>カァ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1CE 0x146 0x5E000080 0xC0F0 0 0x1 0x1AF8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まちのへいわを</text:p>
            <text:p>みだす　ようまは</text:p>
            <text:p/>
            <text:p>ゆるしちゃ</text:p>
            <text:p>おけないね</text:p>
          </table:table-cell>
          <table:table-cell/>
          <table:table-cell office:value-type="string" calcext:value-type="string">
            <text:p>Stage 1 intro, Jupiter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まさか</text:p>
            <text:p>してんのうも</text:p>
            <text:p/>
            <text:p>ふっかつして</text:p>
            <text:p>いるのかしら？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とにかく</text:p>
            <text:p>ひとりのこらず</text:p>
            <text:p/>
            <text:p>たおして</text:p>
            <text:p>いくしかないな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314 0xC8 0x5E000080 0xC0F0 0 0x1 0x1AF9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こんな</text:p>
            <text:p>ところにまで</text:p>
            <text:p/>
            <text:p>ようまが・・・</text:p>
          </table:table-cell>
          <table:table-cell/>
          <table:table-cell office:value-type="string" calcext:value-type="string">
            <text:p>Stage 1 intro, Venu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このさきにも</text:p>
            <text:p>たくさんいそうだ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もう</text:p>
            <text:p>ゆるさないわよ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A78 0x1AE 0x4A000080 0xE050 0 0x1 0x1AF9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あなたね！</text:p>
            <text:p/>
            <text:p>ようまを</text:p>
            <text:p/>
            <text:p>あやつって</text:p>
            <text:p>いるのは</text:p>
          </table:table-cell>
          <table:table-cell/>
          <table:table-cell office:value-type="string" calcext:value-type="string">
            <text:p>Stage 1 boss, Moon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わたしのなは</text:p>
            <text:p>ようまマネギン</text:p>
            <text:p/>
            <text:p>メタリアさまに</text:p>
            <text:p>かわって</text:p>
            <text:p/>
            <text:p>おしおきだ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ずるーい　それは</text:p>
            <text:p>あたしのセリフよ</text:p>
            <text:p/>
            <text:p>ほんけほんもと</text:p>
            <text:p/>
            <text:p>この</text:p>
            <text:p>セーラームーンが</text:p>
            <text:p/>
            <text:p>つきにかわって</text:p>
            <text:p>おしおきよ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5C6 0x174 0x4A000080 0xE050 0 0x1 0x1AF9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やっときたか</text:p>
            <text:p/>
            <text:p>セーラー</text:p>
            <text:p>マーキュリー</text:p>
            <text:p/>
            <text:p>とんで　ひにいる</text:p>
            <text:p>かやのなか　とは</text:p>
            <text:p/>
            <text:p>おまえのことだ</text:p>
          </table:table-cell>
          <table:table-cell/>
          <table:table-cell office:value-type="string" calcext:value-type="string">
            <text:p>Stage 1 boss, Mercury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それをいうなら</text:p>
            <text:p/>
            <text:p>とんで　ひにいる</text:p>
            <text:p>なつのむし　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う゛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みずでもかぶって</text:p>
            <text:p>はんせいしなさ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978 0x100 0x4A000080 0xE050 0 0x1 0x1AF9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きたか</text:p>
            <text:p>セーラームーン</text:p>
            <text:p/>
            <text:p>いや　ちがった</text:p>
            <text:p>セーラーマーズか</text:p>
          </table:table-cell>
          <table:table-cell/>
          <table:table-cell office:value-type="string" calcext:value-type="string">
            <text:p>Stage 1 boss, Mar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あたしは　そんな</text:p>
            <text:p>ドジじゃないわよ</text:p>
            <text:p/>
            <text:p>かせいにかわって</text:p>
            <text:p>せっかんよ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73A 0x12C 0x4A000080 0xE050 0 0x1 0x1AFA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まっていたぞ</text:p>
            <text:p/>
            <text:p>セーラー</text:p>
            <text:p>ジュピター！</text:p>
          </table:table-cell>
          <table:table-cell/>
          <table:table-cell office:value-type="string" calcext:value-type="string">
            <text:p>Stage 1 boss, Jupiter.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いせいだけは</text:p>
            <text:p>いいようだね</text:p>
            <text:p/>
            <text:p>セーラー</text:p>
            <text:p>ジュピター</text:p>
            <text:p/>
            <text:p>ただいま</text:p>
            <text:p>さんじょう！</text:p>
            <text:p/>
            <text:p>あたしの</text:p>
            <text:p>でんげきを</text:p>
            <text:p/>
            <text:p>うけてみるかい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866 0x112 0x4A000080 0xE050 0 0x1 0x1AFA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みつけたわよ！</text:p>
            <text:p/>
            <text:p>かくごして</text:p>
            <text:p>ちょうだい！</text:p>
          </table:table-cell>
          <table:table-cell/>
          <table:table-cell office:value-type="string" calcext:value-type="string">
            <text:p>Stage 1 boss, Venu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なにっ！</text:p>
            <text:p>だれだっ！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あいとせいぎの</text:p>
            <text:p/>
            <text:p>セーラー</text:p>
            <text:p>ヴィーナス</text:p>
            <text:p/>
            <text:p>とうじょうさせて</text:p>
            <text:p>もらいます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208 0x20 0x4A000080 0xE050 0 0x1 0x1B09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negin</text:p>
          </table:table-cell>
          <table:table-cell office:value-type="string" calcext:value-type="string">
            <text:p>なにっ！</text:p>
          </table:table-cell>
          <table:table-cell/>
          <table:table-cell office:value-type="string" calcext:value-type="string">
            <text:p>Stage 1 boss interjection after Tuxedo throws his ros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228 0xCE 0x4A000080 0xE050 0 0x1 0x1B02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デパートは</text:p>
            <text:p/>
            <text:p>しょみんの</text:p>
            <text:p>リフレッシュのば</text:p>
            <text:p/>
            <text:p>みにくき</text:p>
            <text:p>ようまは</text:p>
            <text:p/>
            <text:p>セーラームーン</text:p>
            <text:p>ショーにでも</text:p>
            <text:p/>
            <text:p>でるがいい</text:p>
          </table:table-cell>
          <table:table-cell/>
          <table:table-cell office:value-type="string" calcext:value-type="string">
            <text:p>Stage 1 boss Tuxedo speech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238 0x130 0x5E000080 0xC0F0 0 0x1 0x1AFA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せっかく</text:p>
            <text:p/>
            <text:p>ゆうえんちに</text:p>
            <text:p>きたのに</text:p>
            <text:p/>
            <text:p>たたかわなきゃ</text:p>
            <text:p>いけないなんて</text:p>
            <text:p/>
            <text:p>やだ、やだあ</text:p>
          </table:table-cell>
          <table:table-cell/>
          <table:table-cell office:value-type="string" calcext:value-type="string">
            <text:p>Stage 2 (Dream Land) intro, Moo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ようまがさきよ</text:p>
            <text:p>セーラームーン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さっさと</text:p>
            <text:p>かたづけて</text:p>
            <text:p/>
            <text:p>あそぼーっと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C26 0x18E 0x5E000080 0xC0F0 0 0x1 0x1AFA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せっかくの</text:p>
            <text:p>にちようびだから</text:p>
            <text:p/>
            <text:p>おべんきょう</text:p>
            <text:p>したいのに・・・</text:p>
            <text:p/>
            <text:p>えーと</text:p>
            <text:p>えんしゅうりつは</text:p>
            <text:p/>
            <text:p>３.１４１５９</text:p>
            <text:p>２６５３５８９</text:p>
            <text:p/>
            <text:p>７９３・・・</text:p>
          </table:table-cell>
          <table:table-cell/>
          <table:table-cell office:value-type="string" calcext:value-type="string">
            <text:p>Stage 2 intro, Mercury.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ちょっと</text:p>
            <text:p>ちょっと</text:p>
            <text:p/>
            <text:p>こんなところまで</text:p>
            <text:p>きて</text:p>
            <text:p/>
            <text:p>おべんきょう</text:p>
            <text:p>しないの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0CE 0x16A 0x5E000080 0xC0F0 0 0x1 0x1AFB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ゆめをあたえる</text:p>
            <text:p>ゆうえんちに</text:p>
          </table:table-cell>
          <table:table-cell/>
          <table:table-cell office:value-type="string" calcext:value-type="string">
            <text:p>Stage 2 intro, Ma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あらわれるなんて</text:p>
            <text:p>ゆるせないわ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１００おく°Cの</text:p>
            <text:p/>
            <text:p>いかりの</text:p>
            <text:p>ファイヤーよ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　カァー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・・・いちいち</text:p>
            <text:p>うるさいわ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DB4 0x13A 0x5E000080 0xC0F0 0 0x1 0x1AFB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あっ　いけない！</text:p>
            <text:p/>
            <text:p>ビーフ</text:p>
            <text:p>ストロガノフを</text:p>
            <text:p/>
            <text:p>ひにかけた</text:p>
            <text:p>ままだった</text:p>
            <text:p/>
            <text:p>オーブンのなかの</text:p>
            <text:p>チェリーパイも</text:p>
            <text:p/>
            <text:p>ごめーん　ルナ</text:p>
            <text:p>みてきてくれる？</text:p>
          </table:table-cell>
          <table:table-cell/>
          <table:table-cell office:value-type="string" calcext:value-type="string">
            <text:p>Stage 2 intro, Jupiter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もー</text:p>
            <text:p>しょうがないわ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BEEE 0x1E0 0x5E000080 0xC0F0 0 0x1 0x1AFB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やあーん</text:p>
            <text:p/>
            <text:p>あそべると</text:p>
            <text:p>おもったのにぃー</text:p>
            <text:p/>
            <text:p>もうっ！</text:p>
            <text:p/>
            <text:p>ハイパー　</text:p>
            <text:p>ゴールデン</text:p>
            <text:p/>
            <text:p>グレート　</text:p>
            <text:p>ダイナマイツ</text:p>
            <text:p/>
            <text:p>モーレツ</text:p>
            <text:p>スパーク</text:p>
            <text:p/>
            <text:p>デリシャス</text:p>
            <text:p>ターボ</text:p>
            <text:p/>
            <text:p>ウルトラ</text:p>
            <text:p>スーパー</text:p>
            <text:p/>
            <text:p>ビック</text:p>
            <text:p>スペシャル</text:p>
            <text:p/>
            <text:p>クレッセント</text:p>
            <text:p>ビームを</text:p>
            <text:p/>
            <text:p>おみまい</text:p>
            <text:p>しちゃうわよ</text:p>
          </table:table-cell>
          <table:table-cell/>
          <table:table-cell office:value-type="string" calcext:value-type="string">
            <text:p>Stage 2 intro, Venu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・・・ながいよ</text:p>
            <text:p>みな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ACA 0x246 0x4A000080 0xE050 0 0x1 0x1B03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わたしのふっかつ</text:p>
            <text:p>きねんとして</text:p>
            <text:p/>
            <text:p>きみに</text:p>
            <text:p/>
            <text:p>プレゼントを</text:p>
            <text:p>おくろう</text:p>
          </table:table-cell>
          <table:table-cell/>
          <table:table-cell office:value-type="string" calcext:value-type="string">
            <text:p>Stage 2 boss, Moo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え、プレゼント？</text:p>
            <text:p>なあに、なあに？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あいかわらずだな</text:p>
            <text:p/>
            <text:p>し　というなの</text:p>
            <text:p>プレゼントだ！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なによ！</text:p>
            <text:p/>
            <text:p>そんなもの</text:p>
            <text:p>いらないわよ！</text:p>
            <text:p/>
            <text:p>もうちょっと</text:p>
            <text:p>きのきいた</text:p>
            <text:p/>
            <text:p>プレゼントは</text:p>
            <text:p>できないの！？</text:p>
            <text:p/>
            <text:p>そんなことじゃ</text:p>
            <text:p>もてないわ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いわせておけば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368 0x212 0x4A000080 0xE050 0 0x1 0x1B04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わたしに</text:p>
            <text:p/>
            <text:p>たおされるとも</text:p>
            <text:p>しらず</text:p>
            <text:p/>
            <text:p>のこのこ</text:p>
            <text:p>でてきおって</text:p>
            <text:p/>
            <text:p>いのなかのかえる</text:p>
            <text:p>だな</text:p>
          </table:table-cell>
          <table:table-cell/>
          <table:table-cell office:value-type="string" calcext:value-type="string">
            <text:p>Stage 2 boss, Mercury.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それをいうなら</text:p>
            <text:p/>
            <text:p>いのなかのかわず</text:p>
            <text:p>よ</text:p>
            <text:p/>
            <text:p>それに　こういう</text:p>
            <text:p>ときには</text:p>
            <text:p/>
            <text:p>つかわないわ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う、うぬ゛ぬ゛</text:p>
            <text:p/>
            <text:p>ふっ、こうぼうも</text:p>
            <text:p>ふでにあやまる</text:p>
            <text:p/>
            <text:p>だな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こうぼうも</text:p>
            <text:p>ふでのあやまりよ</text:p>
            <text:p/>
            <text:p>ぼけつを</text:p>
            <text:p>ほったわ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944 0x186 0x4A000080 0xE050 0 0x1 0x1B04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ここであったが</text:p>
            <text:p>１００おくねんめ</text:p>
            <text:p/>
            <text:p>あのときの</text:p>
            <text:p>うらみを</text:p>
            <text:p/>
            <text:p>はらしてくれよう</text:p>
          </table:table-cell>
          <table:table-cell/>
          <table:table-cell office:value-type="string" calcext:value-type="string">
            <text:p>Stage 2 boss, Mars.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やれるものなら</text:p>
            <text:p/>
            <text:p>やって</text:p>
            <text:p>ごらんなさい</text:p>
            <text:p/>
            <text:p>それに</text:p>
            <text:p>にちようびが</text:p>
            <text:p/>
            <text:p>つぶれた</text:p>
            <text:p>だいしょうは</text:p>
            <text:p/>
            <text:p>おおきいわよ！</text:p>
            <text:p/>
            <text:p>かくごして</text:p>
            <text:p>ちょうだい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57A 0x16E 0x4A000080 0xE050 0 0x1 0x1B04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はじめて</text:p>
            <text:p>みるかおだな</text:p>
            <text:p/>
            <text:p>わたしは</text:p>
            <text:p>ダークキングダム</text:p>
            <text:p/>
            <text:p>してんのうの</text:p>
            <text:p>ひとり</text:p>
            <text:p/>
            <text:p>ジェダイト！</text:p>
          </table:table-cell>
          <table:table-cell/>
          <table:table-cell office:value-type="string" calcext:value-type="string">
            <text:p>Stage 2 boss, Jupiter.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だれであろうと</text:p>
            <text:p/>
            <text:p>ダークキングダム</text:p>
            <text:p>は</text:p>
            <text:p/>
            <text:p>ゆるしちゃ</text:p>
            <text:p>おけないね</text:p>
            <text:p/>
            <text:p>せいぎの</text:p>
            <text:p>いかずちで</text:p>
            <text:p/>
            <text:p>せいばいする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6E8 0x25C 0x4A000080 0xE050 0 0x1 0x1B04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ほう</text:p>
            <text:p>セーラーせんしも</text:p>
            <text:p/>
            <text:p>ふえたものだな</text:p>
            <text:p/>
            <text:p>だが　しょせんは</text:p>
            <text:p>こむすめ、</text:p>
            <text:p/>
            <text:p>おそるるに</text:p>
            <text:p>たらん</text:p>
          </table:table-cell>
          <table:table-cell/>
          <table:table-cell office:value-type="string" calcext:value-type="string">
            <text:p>Stage 2 boss, Venus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そうかしら？</text:p>
            <text:p/>
            <text:p>かっぱの</text:p>
            <text:p>かわおよぎ　って</text:p>
            <text:p/>
            <text:p>ことわざもあるし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それをいうなら</text:p>
            <text:p/>
            <text:p>かっぱの</text:p>
            <text:p>かわおとし</text:p>
            <text:p/>
            <text:p>じゃないのか？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それも</text:p>
            <text:p/>
            <text:p>ちがうような</text:p>
            <text:p>きがするんだけど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かっぱの</text:p>
            <text:p>かわながれ　だよ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・・・とにかく</text:p>
            <text:p>しょうぶよ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2F6 0x24 0x4A000080 0xE050 0 0x1 0x1B09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adeite</text:p>
          </table:table-cell>
          <table:table-cell office:value-type="string" calcext:value-type="string">
            <text:p>だれだっ！</text:p>
          </table:table-cell>
          <table:table-cell/>
          <table:table-cell office:value-type="string" calcext:value-type="string">
            <text:p>Stage 2 boss interjection after Tuxedo throws his ros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31A 0xA2 0x4A000080 0xE050 0 0x1 0x1B02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うるわしき</text:p>
            <text:p/>
            <text:p>おとめのゆめを</text:p>
            <text:p>こわすもの</text:p>
            <text:p/>
            <text:p>こころさびしき</text:p>
            <text:p>さまよいびとよ</text:p>
            <text:p/>
            <text:p>さらば</text:p>
          </table:table-cell>
          <table:table-cell/>
          <table:table-cell office:value-type="string" calcext:value-type="string">
            <text:p>Stage 2 boss Tuxedo speech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1DC 0x138 0x5E000080 0xC0F0 0 0x1 0x1AFB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どっひー！</text:p>
            <text:p/>
            <text:p>トレーラーの</text:p>
            <text:p>うえに</text:p>
            <text:p/>
            <text:p>たつなんて</text:p>
            <text:p>こわいよおー</text:p>
          </table:table-cell>
          <table:table-cell/>
          <table:table-cell office:value-type="string" calcext:value-type="string">
            <text:p>Stage 3 (Highway) intro, Moon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だめじゃないの！</text:p>
            <text:p/>
            <text:p>にげていても</text:p>
            <text:p/>
            <text:p>ようまは</text:p>
            <text:p>おそってくるのよ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だって、だってー</text:p>
            <text:p>こわいんだも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D10 0x10A 0x5E000080 0xC0F0 0 0x1 0x1AFC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このトレーラーは</text:p>
            <text:p/>
            <text:p>ちゃんと</text:p>
            <text:p/>
            <text:p>ほうていそくどを</text:p>
            <text:p>まもって</text:p>
            <text:p/>
            <text:p>うんてん</text:p>
            <text:p>しているわね</text:p>
          </table:table-cell>
          <table:table-cell/>
          <table:table-cell office:value-type="string" calcext:value-type="string">
            <text:p>Stage 3 intro, Mercury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・・・それより</text:p>
            <text:p/>
            <text:p>めのまえの</text:p>
            <text:p>てき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ごめんなさ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0DE 0xFE 0x5E000080 0xC0F0 0 0x1 0x1AFC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やっぱり</text:p>
            <text:p>いいおんなは</text:p>
            <text:p/>
            <text:p>たかいところが</text:p>
            <text:p>よくにあうわねー</text:p>
          </table:table-cell>
          <table:table-cell/>
          <table:table-cell office:value-type="string" calcext:value-type="string">
            <text:p>Stage 3 intro, Ma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？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でも　なんとなく</text:p>
            <text:p/>
            <text:p>とくさつヒーロー</text:p>
            <text:p>ばんぐみみたい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E1A 0x1A2 0x5E000080 0xC0F0 0 0x1 0x1AFC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やっぱり</text:p>
            <text:p/>
            <text:p>たたかう</text:p>
            <text:p>ぶたいは</text:p>
            <text:p/>
            <text:p>ハデなほうが</text:p>
            <text:p>きぶんがいいな</text:p>
            <text:p/>
            <text:p>セーラー</text:p>
            <text:p>ジュピターの</text:p>
            <text:p/>
            <text:p>おとおりだーい！</text:p>
            <text:p/>
            <text:p>みなのもの</text:p>
            <text:p>ずが　たかーい！</text:p>
          </table:table-cell>
          <table:table-cell/>
          <table:table-cell office:value-type="string" calcext:value-type="string">
            <text:p>Stage 3 intro, Jupiter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もう・・・</text:p>
            <text:p/>
            <text:p>じだいげき</text:p>
            <text:p>じゃないんだから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ちょっとした</text:p>
            <text:p>ジョークだよ</text:p>
            <text:p/>
            <text:p>ジョー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CFBC 0x122 0x5E000080 0xC0F0 0 0x1 0x1AFC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きゃいーん！</text:p>
            <text:p/>
            <text:p>ジェット</text:p>
            <text:p>コースターより</text:p>
            <text:p/>
            <text:p>スリルあるー！</text:p>
          </table:table-cell>
          <table:table-cell/>
          <table:table-cell office:value-type="string" calcext:value-type="string">
            <text:p>Stage 3 intro, Venu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ゆうえんちじゃ</text:p>
            <text:p>ないんだから</text:p>
            <text:p/>
            <text:p>おちないように</text:p>
            <text:p>きをつけてよ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やあーね</text:p>
            <text:p>わかってるわ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A92 0x214 0x4A000080 0xE050 0 0x1 0x1B05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ネフライト・・・</text:p>
            <text:p/>
            <text:p>もう　ダーク</text:p>
            <text:p>キングダムの</text:p>
            <text:p/>
            <text:p>そしきから</text:p>
            <text:p>ぬけたんでしょ</text:p>
            <text:p/>
            <text:p>なるちゃんに</text:p>
            <text:p>あって！</text:p>
            <text:p/>
            <text:p>きっと</text:p>
            <text:p>よろこぶわ</text:p>
          </table:table-cell>
          <table:table-cell/>
          <table:table-cell office:value-type="string" calcext:value-type="string">
            <text:p>Stage 3 boss, Moon.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なる・・・？</text:p>
            <text:p/>
            <text:p>そんなものは</text:p>
            <text:p>しらんな</text:p>
            <text:p/>
            <text:p>われわれの</text:p>
            <text:p/>
            <text:p>じゃまを</text:p>
            <text:p>するものは</text:p>
            <text:p/>
            <text:p>きえてもらう！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きっと</text:p>
            <text:p/>
            <text:p>あやつられて</text:p>
            <text:p>いるんだわ</text:p>
            <text:p/>
            <text:p>あたしが　めを</text:p>
            <text:p>さまさせてあげる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314 0x182 0x4A000080 0xE050 0 0x1 0x1B05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あなたは・・・</text:p>
          </table:table-cell>
          <table:table-cell/>
          <table:table-cell office:value-type="string" calcext:value-type="string">
            <text:p>Stage 3 boss, Mercu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してんのうの</text:p>
            <text:p>ひとりネフライト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またのなを</text:p>
            <text:p/>
            <text:p>さんじょういん</text:p>
            <text:p>まさと・・・</text:p>
            <text:p/>
            <text:p>もう</text:p>
            <text:p>わるいことは</text:p>
            <text:p/>
            <text:p>やめたんじゃ</text:p>
            <text:p>ないの？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さあな</text:p>
            <text:p/>
            <text:p>わたしは</text:p>
            <text:p>めのまえのてきを</text:p>
            <text:p/>
            <text:p>さくじょする</text:p>
            <text:p>だけだ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8DC 0x1B6 0x4A000080 0xE050 0 0x1 0x1B05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セーラーせんしよ</text:p>
            <text:p/>
            <text:p>ここが　おまえの</text:p>
            <text:p>はかばとなるのだ</text:p>
          </table:table-cell>
          <table:table-cell/>
          <table:table-cell office:value-type="string" calcext:value-type="string">
            <text:p>Stage 3 boss, Mars.</text:p>
          </table:table-cell>
          <table:table-cell table:number-columns-repeated="1018"/>
        </table:table-row>
        <table:table-row table:style-name="ro14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めをさまして！</text:p>
            <text:p/>
            <text:p>なるちゃんを</text:p>
            <text:p>うらぎらないで！</text:p>
            <text:p/>
            <text:p>チョコレート</text:p>
            <text:p>パフェの</text:p>
            <text:p/>
            <text:p>やくそくを</text:p>
            <text:p>わすれたの？</text:p>
            <text:p/>
            <text:p>・・・あなたとは</text:p>
            <text:p>たたかえないわ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　そうか・・・</text:p>
            <text:p>では　しぬがい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496 0x1F4 0x4A000080 0xE050 0 0x1 0x1B05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ひとりでくるとは</text:p>
            <text:p/>
            <text:p>たいした</text:p>
            <text:p>どきょうだな</text:p>
            <text:p/>
            <text:p>よほど</text:p>
            <text:p>じしんがあるのか</text:p>
            <text:p/>
            <text:p>それとも　ただの</text:p>
            <text:p>いのち　しらずか</text:p>
          </table:table-cell>
          <table:table-cell/>
          <table:table-cell office:value-type="string" calcext:value-type="string">
            <text:p>Stage 3 boss, Jupiter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あんたが</text:p>
            <text:p>うわさにきいた</text:p>
            <text:p/>
            <text:p>ネフライトか</text:p>
            <text:p/>
            <text:p>いったい　どう</text:p>
            <text:p>しちゃったんだ？</text:p>
            <text:p/>
            <text:p>せんのう　されて</text:p>
            <text:p>しまったのか？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なにを　ぶつぶつ</text:p>
            <text:p>いっている？</text:p>
            <text:p/>
            <text:p>いくぞ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68A 0x252 0x4A000080 0xE050 0 0x1 0x1B06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よくきたな</text:p>
            <text:p/>
            <text:p>その　ゆうきを</text:p>
            <text:p>たたえ</text:p>
            <text:p/>
            <text:p>らくに</text:p>
            <text:p>ころしてやろう</text:p>
          </table:table-cell>
          <table:table-cell/>
          <table:table-cell office:value-type="string" calcext:value-type="string">
            <text:p>Stage 3 boss, Venus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え？　たしか</text:p>
            <text:p/>
            <text:p>なるちゃんの</text:p>
            <text:p>あいに　ふれて</text:p>
            <text:p/>
            <text:p>めざめたって</text:p>
            <text:p>きいたけど・・・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ふんそんなものは</text:p>
            <text:p>しらんな</text:p>
            <text:p/>
            <text:p>・・・こうげき</text:p>
            <text:p>してこないならば</text:p>
            <text:p/>
            <text:p>こっちからいくぞ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こうなったら</text:p>
            <text:p>しょうがない</text:p>
            <text:p/>
            <text:p>あたしの</text:p>
            <text:p>あいのムチで</text:p>
            <text:p/>
            <text:p>めを　さまさせて</text:p>
            <text:p>さしあげるわ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3BC 0x1C 0x4A000080 0xE050 0 0x1 0x1B09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Nephrite</text:p>
          </table:table-cell>
          <table:table-cell office:value-type="string" calcext:value-type="string">
            <text:p>むっ！</text:p>
          </table:table-cell>
          <table:table-cell/>
          <table:table-cell office:value-type="string" calcext:value-type="string">
            <text:p>Stage 3 boss interjection after Tuxedo throws his ros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3D8 0xAA 0x4A000080 0xE050 0 0x1 0x1B03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Tuxedo</text:p>
          </table:table-cell>
          <table:table-cell office:value-type="string" calcext:value-type="string">
            <text:p>あいをわすれた</text:p>
            <text:p>かりゅうどよ</text:p>
            <text:p/>
            <text:p>かれた　こころの</text:p>
            <text:p>いずみに</text:p>
            <text:p/>
            <text:p>はなたばを</text:p>
            <text:p/>
            <text:p>さらば・・・</text:p>
          </table:table-cell>
          <table:table-cell/>
          <table:table-cell office:value-type="string" calcext:value-type="string">
            <text:p>Stage 3 boss Tuxedo speech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F46 0xDA 0x5E000080 0xC0F0 0 0x1 0x1AFD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なーんか</text:p>
            <text:p>すべりそうねー</text:p>
          </table:table-cell>
          <table:table-cell/>
          <table:table-cell office:value-type="string" calcext:value-type="string">
            <text:p>Stage 4 (Starlight Tower) intro, Moon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まあすべることは</text:p>
            <text:p>ないとおもうけど</text:p>
            <text:p/>
            <text:p>だれかさんは</text:p>
            <text:p/>
            <text:p>おっちょこちょい</text:p>
            <text:p>だからね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CA6 0x7A 0x5E000080 0xC0F0 0 0x1 0x1AFD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なにか</text:p>
            <text:p/>
            <text:p>いやなよかんが</text:p>
            <text:p>するわ</text:p>
          </table:table-cell>
          <table:table-cell/>
          <table:table-cell office:value-type="string" calcext:value-type="string">
            <text:p>Stage 4 intro, Mercur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ゆだんしちゃ</text:p>
            <text:p>だめよ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EB0 0x96 0x5E000080 0xC0F0 0 0x1 0x1AFD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ネフライトがでて</text:p>
            <text:p>きたってことは</text:p>
            <text:p/>
            <text:p>つぎはゾイサイト</text:p>
            <text:p>かしら？</text:p>
          </table:table-cell>
          <table:table-cell/>
          <table:table-cell office:value-type="string" calcext:value-type="string">
            <text:p>Stage 4 intro, Ma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D20 0xD6 0x5E000080 0xC0F0 0 0x1 0x1AFD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しかし、ようまを</text:p>
            <text:p>たおしても</text:p>
            <text:p/>
            <text:p>たおしても</text:p>
            <text:p>きりがないね</text:p>
          </table:table-cell>
          <table:table-cell/>
          <table:table-cell office:value-type="string" calcext:value-type="string">
            <text:p>Stage 4 intro, Jupiter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てきのほんきょち</text:p>
            <text:p>までもうすこしよ</text:p>
            <text:p/>
            <text:p>がんばっ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DDF6 0xBA 0x5E000080 0xC0F0 0 0x1 0x1AFE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ちょっと　だけ</text:p>
            <text:p/>
            <text:p>ひとやすみ</text:p>
            <text:p>したいわね</text:p>
            <text:p/>
            <text:p>だめ？</text:p>
          </table:table-cell>
          <table:table-cell/>
          <table:table-cell office:value-type="string" calcext:value-type="string">
            <text:p>Stage 4 intro, Venu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だーめ！</text:p>
            <text:p/>
            <text:p>ほら、まえから</text:p>
            <text:p>ようまがきたぞ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4A6 0x47E 0x4A000080 0xE050 0 0x2 0x1B036 0x1B06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Zoisite</text:p>
          </table:table-cell>
          <table:table-cell office:value-type="string" calcext:value-type="string">
            <text:p>ウフフフフ・・・</text:p>
            <text:p/>
            <text:p>ひさしぶりね</text:p>
            <text:p>おじょうちゃん</text:p>
            <text:p/>
            <text:p>クイン・メタリア</text:p>
            <text:p>さまの</text:p>
            <text:p/>
            <text:p>おちからで</text:p>
            <text:p/>
            <text:p>このよに</text:p>
            <text:p>ふたたび</text:p>
            <text:p/>
            <text:p>まいもどって</text:p>
            <text:p>きたわ</text:p>
            <text:p/>
            <text:p>ほーーーー</text:p>
            <text:p>ほっほっほ</text:p>
            <text:p/>
            <text:p>いだいなる</text:p>
            <text:p/>
            <text:p>メタリアさまの</text:p>
            <text:p>ために、</text:p>
            <text:p/>
            <text:p>そして</text:p>
            <text:p/>
            <text:p>わたしの</text:p>
            <text:p>あいする</text:p>
            <text:p/>
            <text:p>クンツァイトさま</text:p>
            <text:p>のために・・・</text:p>
            <text:p/>
            <text:p>こんどこそ</text:p>
            <text:p>かたせてもらうわ</text:p>
            <text:p/>
            <text:p>いぜん</text:p>
            <text:p>わたしの</text:p>
            <text:p/>
            <text:p>うつくしい</text:p>
            <text:p>かおに</text:p>
            <text:p/>
            <text:p>ドロをぬった</text:p>
            <text:p>つみは</text:p>
            <text:p/>
            <text:p>おもいわよ</text:p>
            <text:p/>
            <text:p>かくごは</text:p>
            <text:p>できてるかしら？</text:p>
            <text:p/>
            <text:p>ま、あたしの</text:p>
            <text:p>ラブラブパワーに</text:p>
            <text:p/>
            <text:p>たいこう</text:p>
            <text:p>しようなんて</text:p>
            <text:p/>
            <text:p>１００ちょうねん</text:p>
            <text:p>はやいわね</text:p>
            <text:p/>
            <text:p>なんたって</text:p>
            <text:p>わたしと</text:p>
            <text:p/>
            <text:p>クンツァイトさま</text:p>
            <text:p>は</text:p>
            <text:p/>
            <text:p>あいしあって</text:p>
            <text:p>いるんですもの</text:p>
            <text:p/>
            <text:p>クンツァイトさま</text:p>
            <text:p>このしょうりを</text:p>
            <text:p/>
            <text:p>あなたに</text:p>
            <text:p>ささげます</text:p>
            <text:p/>
            <text:p>みていてください</text:p>
          </table:table-cell>
          <table:table-cell/>
          <table:table-cell office:value-type="string" calcext:value-type="string">
            <text:p>Stage 4 boss. The dialogue doesn't vary per character; Zoisite always gets this enormous spiel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3E4 0xF6 0x5E000080 0xC0F0 0 0x1 0x1AFE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ひゃー　さむーい</text:p>
            <text:p/>
            <text:p>コートをとって</text:p>
            <text:p>くるんだった</text:p>
          </table:table-cell>
          <table:table-cell/>
          <table:table-cell office:value-type="string" calcext:value-type="string">
            <text:p>Stage 5 (D Point) intro, Moon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なにいってるの</text:p>
            <text:p/>
            <text:p>ほんきょちは</text:p>
            <text:p>すぐそこなのよ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えへー</text:p>
            <text:p>ごめん、ごめ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020 0xC0 0x5E000080 0xC0F0 0 0x1 0x1AFE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ついに</text:p>
            <text:p/>
            <text:p>ここまで</text:p>
            <text:p>きたわね</text:p>
          </table:table-cell>
          <table:table-cell/>
          <table:table-cell office:value-type="string" calcext:value-type="string">
            <text:p>Stage 5 intro, Mercury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むこうから</text:p>
            <text:p>メタリアの</text:p>
            <text:p/>
            <text:p>エナジー</text:p>
            <text:p>はんのうがあるわ</text:p>
            <text:p/>
            <text:p>いきましょ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2E4 0x100 0x5E000080 0xC0F0 0 0x1 0x1AFE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カァー　カァー</text:p>
            <text:p>カァー　カァー</text:p>
          </table:table-cell>
          <table:table-cell/>
          <table:table-cell office:value-type="string" calcext:value-type="string">
            <text:p>Stage 5 intro, Mars.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フォボスと</text:p>
            <text:p>ディモスも</text:p>
            <text:p/>
            <text:p>じゃあくな</text:p>
            <text:p>エナジーを</text:p>
            <text:p/>
            <text:p>かんじとって</text:p>
            <text:p>いるわ</text:p>
            <text:p/>
            <text:p>ほんきょちは</text:p>
            <text:p>ちかいわ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0E0 0xB6 0x5E000080 0xC0F0 0 0x1 0x1AFF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ほんきょちは</text:p>
            <text:p>ちかいな</text:p>
          </table:table-cell>
          <table:table-cell/>
          <table:table-cell office:value-type="string" calcext:value-type="string">
            <text:p>Stage 5 intro, Jupiter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もうすこしだから</text:p>
            <text:p>がんばって！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とにかく</text:p>
            <text:p>すすむしかない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196 0x14E 0x5E000080 0xC0F0 0 0x1 0x1AFF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ほんきょちまで</text:p>
            <text:p>あとすこし・・・</text:p>
            <text:p/>
            <text:p>こころを</text:p>
            <text:p>しっかりもって</text:p>
            <text:p/>
            <text:p>つきすすんで</text:p>
            <text:p>いくんだ</text:p>
          </table:table-cell>
          <table:table-cell/>
          <table:table-cell office:value-type="string" calcext:value-type="string">
            <text:p>Stage 5 intro, Venus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こころ　ここに</text:p>
            <text:p>あらざれば</text:p>
            <text:p/>
            <text:p>みれども　みえず</text:p>
            <text:p>[p40]ね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うん、ただしい</text:p>
            <text:p>つかいかただ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924 0x1FE 0x4A000080 0xE050 0 0x1 0x1B06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Kunzite</text:p>
          </table:table-cell>
          <table:table-cell office:value-type="string" calcext:value-type="string">
            <text:p>まちかねたぞ！</text:p>
            <text:p>セーラーせんしよ</text:p>
            <text:p/>
            <text:p>よくも</text:p>
            <text:p/>
            <text:p>わたしの</text:p>
            <text:p>かわいい</text:p>
            <text:p/>
            <text:p>ゾイサイトを！</text:p>
            <text:p/>
            <text:p>ゆるさん・・・</text:p>
            <text:p>ゆるさんぞ！</text:p>
            <text:p/>
            <text:p>ゾイサイト・・・</text:p>
            <text:p>おまえを</text:p>
            <text:p/>
            <text:p>かばって</text:p>
            <text:p>やれなかった</text:p>
            <text:p/>
            <text:p>わたしを</text:p>
            <text:p>ゆるしてくれ</text:p>
            <text:p/>
            <text:p>せめて　わたしの</text:p>
            <text:p>うでのなかで</text:p>
            <text:p/>
            <text:p>しなせて</text:p>
            <text:p>やりたかった</text:p>
            <text:p/>
            <text:p>かたきは</text:p>
            <text:p>うたせてもらう！</text:p>
          </table:table-cell>
          <table:table-cell/>
          <table:table-cell office:value-type="string" calcext:value-type="string">
            <text:p>Stage 5 midboss. Like the Zoisite battle, there's only one set of dialogue for all characte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482 0x24 0x4A000080 0xE050 0 0x1 0x1B0A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Kunzite</text:p>
          </table:table-cell>
          <table:table-cell office:value-type="string" calcext:value-type="string">
            <text:p>だれだっ！</text:p>
          </table:table-cell>
          <table:table-cell/>
          <table:table-cell office:value-type="string" calcext:value-type="string">
            <text:p>Stage 5 midboss exclamatio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99A 0x13A 0x4A000080 0xE050 0 0x1 0x1B06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ああ・・・！？</text:p>
            <text:p/>
            <text:p>エンディミオン</text:p>
            <text:p>さま・・・</text:p>
            <text:p/>
            <text:p>いままで</text:p>
            <text:p/>
            <text:p>あたしをたすけて</text:p>
            <text:p>くれたのに・・・</text:p>
            <text:p/>
            <text:p>まもるさん！</text:p>
          </table:table-cell>
          <table:table-cell/>
          <table:table-cell office:value-type="string" calcext:value-type="string">
            <text:p>Stage 5 boss, Moo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あたしのこえが</text:p>
            <text:p>きこえないの？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4DA 0x100 0x4A000080 0xE050 0 0x1 0x1B07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そんな・・・</text:p>
            <text:p/>
            <text:p>あの</text:p>
            <text:p>まもるさんが？</text:p>
          </table:table-cell>
          <table:table-cell/>
          <table:table-cell office:value-type="string" calcext:value-type="string">
            <text:p>Stage 5 boss, Mercury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きっと</text:p>
            <text:p/>
            <text:p>せんのうされて</text:p>
            <text:p>いるんだわ</text:p>
            <text:p/>
            <text:p>もとにもどして</text:p>
            <text:p>あげないと・・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7F0 0x1AA 0x4A000080 0xE050 0 0x1 0x1B07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エンディミオン、</text:p>
            <text:p>いや　まもるさん</text:p>
            <text:p/>
            <text:p>あなた[p40]は</text:p>
            <text:p/>
            <text:p>わすれて</text:p>
            <text:p>しまったの！？</text:p>
          </table:table-cell>
          <table:table-cell/>
          <table:table-cell office:value-type="string" calcext:value-type="string">
            <text:p>Stage 5 boss, Mar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あたしたちと</text:p>
            <text:p/>
            <text:p>ともに</text:p>
            <text:p>たたかったことを</text:p>
            <text:p/>
            <text:p>あなたの</text:p>
            <text:p>あいした</text:p>
            <text:p/>
            <text:p>セーラームーンの</text:p>
            <text:p>ことを！</text:p>
            <text:p/>
            <text:p>おもいだして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5DA 0x12E 0x4A000080 0xE050 0 0x1 0x1B07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いったいこれは？</text:p>
            <text:p/>
            <text:p>エンディミオン</text:p>
            <text:p>さまがてきに！？</text:p>
            <text:p/>
            <text:p>しょうきに</text:p>
            <text:p>もどって！</text:p>
            <text:p/>
            <text:p>おねがいだよ</text:p>
          </table:table-cell>
          <table:table-cell/>
          <table:table-cell office:value-type="string" calcext:value-type="string">
            <text:p>Stage 5 boss, Jupite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だめだ！</text:p>
            <text:p/>
            <text:p>きこえてない</text:p>
            <text:p>みたいだ・・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708 0xE8 0x4A000080 0xE050 0 0x1 0x1B07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あれは・・・</text:p>
            <text:p/>
            <text:p>エンディミオン</text:p>
            <text:p>さま・・・？</text:p>
          </table:table-cell>
          <table:table-cell/>
          <table:table-cell office:value-type="string" calcext:value-type="string">
            <text:p>Stage 5 boss, Venu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Endymion</text:p>
          </table:table-cell>
          <table:table-cell office:value-type="string" calcext:value-type="string">
            <text:p>・・・・・・・・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まもるさん、</text:p>
            <text:p>どうしちゃったの</text:p>
            <text:p/>
            <text:p>めをさまして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F078 0x124 0x4A000080 0xE050 0 0x1 0x1B08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まもるさんを</text:p>
            <text:p>ちからずくで</text:p>
            <text:p/>
            <text:p>ものにしよう</text:p>
            <text:p>なんて</text:p>
            <text:p/>
            <text:p>まちがっているわ</text:p>
          </table:table-cell>
          <table:table-cell/>
          <table:table-cell office:value-type="string" calcext:value-type="string">
            <text:p>Stage 5 final boss, Moon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おのれ・・・</text:p>
            <text:p>また　わたしから</text:p>
            <text:p/>
            <text:p>エンディミオンを</text:p>
            <text:p>うばおうとする</text:p>
            <text:p/>
            <text:p>ゆるさん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AD4 0x19A 0x4A000080 0xE050 0 0x1 0x1B08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エンディミオン</text:p>
            <text:p>さまは</text:p>
            <text:p/>
            <text:p>かえして</text:p>
            <text:p>もらったわよ</text:p>
          </table:table-cell>
          <table:table-cell/>
          <table:table-cell office:value-type="string" calcext:value-type="string">
            <text:p>Stage 5 final boss, Mercury.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なんど</text:p>
            <text:p/>
            <text:p>エンディミオンを</text:p>
            <text:p>うばおうとしても</text:p>
            <text:p/>
            <text:p>また　わたしの</text:p>
            <text:p/>
            <text:p>とりこにして</text:p>
            <text:p>みせるわ！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ムダだわ・・・</text:p>
            <text:p/>
            <text:p>あいは</text:p>
            <text:p/>
            <text:p>しょうがいに</text:p>
            <text:p>あうごとに</text:p>
            <text:p/>
            <text:p>せいちょう</text:p>
            <text:p>するもの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EE0 0x198 0x4A000080 0xE050 0 0x1 0x1B08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いくら</text:p>
            <text:p/>
            <text:p>エンディミオン</text:p>
            <text:p>さまを</text:p>
            <text:p/>
            <text:p>てにいれても</text:p>
            <text:p/>
            <text:p>ほんとうの</text:p>
            <text:p>あいをしらない</text:p>
            <text:p/>
            <text:p>あなたは</text:p>
            <text:p>かわいそうだわ</text:p>
          </table:table-cell>
          <table:table-cell/>
          <table:table-cell office:value-type="string" calcext:value-type="string">
            <text:p>Stage 5 final boss, Mars.</text:p>
          </table:table-cell>
          <table:table-cell table:number-columns-repeated="1018"/>
        </table:table-row>
        <table:table-row table:style-name="ro2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フハハハハ・・・</text:p>
            <text:p/>
            <text:p>なにをいいだすと</text:p>
            <text:p>おもえば</text:p>
            <text:p/>
            <text:p>そんなことか</text:p>
            <text:p/>
            <text:p>ほしいものは</text:p>
            <text:p/>
            <text:p>すべて</text:p>
            <text:p>てにいれる</text:p>
            <text:p/>
            <text:p>ただそれだけだ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C6E 0x126 0x4A000080 0xE050 0 0x1 0x1B08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あいしあう</text:p>
            <text:p>ふたりをムリヤリ</text:p>
            <text:p/>
            <text:p>ひきはなそう</text:p>
            <text:p>なんて</text:p>
            <text:p/>
            <text:p>ゆるせないね！</text:p>
          </table:table-cell>
          <table:table-cell/>
          <table:table-cell office:value-type="string" calcext:value-type="string">
            <text:p>Stage 5 final boss, Jupiter.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ふふふふふ・・・</text:p>
            <text:p/>
            <text:p>ちからだ、</text:p>
            <text:p>ちからこそ</text:p>
            <text:p/>
            <text:p>ゆいいつ</text:p>
            <text:p>しんじられる</text:p>
            <text:p/>
            <text:p>すべてなのだ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ED94 0x14C 0x4A000080 0xE050 0 0x1 0x1B09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あいはうばうもの</text:p>
            <text:p>ではなくて</text:p>
            <text:p/>
            <text:p>あたえるものよ！</text:p>
            <text:p/>
            <text:p>そうすれば</text:p>
            <text:p>ひとからも</text:p>
            <text:p/>
            <text:p>あいされるように</text:p>
            <text:p>なるのよ</text:p>
          </table:table-cell>
          <table:table-cell/>
          <table:table-cell office:value-type="string" calcext:value-type="string">
            <text:p>Stage 5 final boss, Venus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えーい！</text:p>
            <text:p/>
            <text:p>おまえみたいな</text:p>
            <text:p>こむすめが</text:p>
            <text:p/>
            <text:p>あいをかたるなど</text:p>
            <text:p>こざかし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F704 0x222 0x4A000080 0xE050 0 0x1 0x1AFF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クイン・メタリア</text:p>
            <text:p/>
            <text:p>せいせいどうどう</text:p>
            <text:p>しょうぶしなさい</text:p>
          </table:table-cell>
          <table:table-cell/>
          <table:table-cell office:value-type="string" calcext:value-type="string">
            <text:p>Stage 6 (secret Metallia battle) boss, Moon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セーラームーンか</text:p>
            <text:p/>
            <text:p>あらそいも</text:p>
            <text:p>なにもない</text:p>
            <text:p/>
            <text:p>あんこくの</text:p>
            <text:p>おうこく・・・</text:p>
            <text:p/>
            <text:p>すばらしいと</text:p>
            <text:p>おもわないか？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その　おうこくを</text:p>
            <text:p>つくるために</text:p>
            <text:p/>
            <text:p>なんのつみもない</text:p>
            <text:p>ひとを　ぎせいに</text:p>
            <text:p/>
            <text:p>するなんて</text:p>
            <text:p>ゆるせない！</text:p>
            <text:p/>
            <text:p>つきにかわって</text:p>
            <text:p>おしおきよ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F19C 0x15E 0x4A000080 0xE050 0 0x1 0x1AFF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かんねん</text:p>
            <text:p>しなさい！</text:p>
            <text:p/>
            <text:p>・・・もう</text:p>
            <text:p>のこっているのは</text:p>
            <text:p/>
            <text:p>クイン・メタリア</text:p>
            <text:p>あなただけよ！</text:p>
          </table:table-cell>
          <table:table-cell/>
          <table:table-cell office:value-type="string" calcext:value-type="string">
            <text:p>Stage 6 boss, Mercury.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しょせんベリルも</text:p>
            <text:p/>
            <text:p>わたしにはとおく</text:p>
            <text:p>およばない・・・</text:p>
            <text:p/>
            <text:p>わたしのちからを</text:p>
            <text:p>おもいしるがよい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F59E 0x166 0x4A000080 0xE050 0 0x1 0x1B00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ついに</text:p>
            <text:p>ここまできたわ</text:p>
            <text:p/>
            <text:p>ダークキングダム</text:p>
            <text:p>がほろぶときよ！</text:p>
          </table:table-cell>
          <table:table-cell/>
          <table:table-cell office:value-type="string" calcext:value-type="string">
            <text:p>Stage 6 boss, Mar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グハハハハ・・・</text:p>
            <text:p/>
            <text:p>たったひとりで</text:p>
            <text:p>なにができる？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ひとりじゃないわ</text:p>
            <text:p/>
            <text:p>みんなの</text:p>
            <text:p>しんじあう</text:p>
            <text:p/>
            <text:p>こころが</text:p>
            <text:p>あるかぎり・・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F2FA 0x114 0x4A000080 0xE050 0 0x1 0x1B00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ついにきたな</text:p>
          </table:table-cell>
          <table:table-cell/>
          <table:table-cell office:value-type="string" calcext:value-type="string">
            <text:p>Stage 6 boss, Jupiter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・・・ちっぽけな</text:p>
            <text:p>そんざいの</text:p>
            <text:p/>
            <text:p>おまえに</text:p>
            <text:p>なにができる？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あたしの</text:p>
            <text:p>いのちにかえても</text:p>
            <text:p/>
            <text:p>この　ちきゅうを</text:p>
            <text:p>まもってみせる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1F40E 0x190 0x4A000080 0xE050 0 0x1 0x1B00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これが</text:p>
            <text:p>クイン・メタリア</text:p>
          </table:table-cell>
          <table:table-cell/>
          <table:table-cell office:value-type="string" calcext:value-type="string">
            <text:p>Stage 6 boss, Venus.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Metallia</text:p>
          </table:table-cell>
          <table:table-cell office:value-type="string" calcext:value-type="string">
            <text:p>おまえがここまで</text:p>
            <text:p>これたのは</text:p>
            <text:p/>
            <text:p>ぐうぜんでしか</text:p>
            <text:p>ないのだ・・・</text:p>
            <text:p/>
            <text:p>わたしのダーク</text:p>
            <text:p>パワーにまさる</text:p>
            <text:p/>
            <text:p>ものなどない！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xt</text:p>
          </table:table-cell>
          <table:table-cell office:value-type="string" calcext:value-type="string">
            <text:p>4 40 2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みんなのきぼうを</text:p>
            <text:p>せおっているのよ</text:p>
            <text:p/>
            <text:p>わたしは</text:p>
            <text:p>まけられないわ！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B22 0x140 0x70000083 0xE780 0x14 0x1 0x1B01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Text</text:p>
          </table:table-cell>
          <table:table-cell office:value-type="string" calcext:value-type="string">
            <text:p>4 40 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　　[s10]おぼえているがいい</text:p>
            <text:p/>
            <text:p>にんげんに、たにんをにくむ</text:p>
            <text:p>こころがあるかぎり</text:p>
            <text:p/>
            <text:p>わたしは　かならずよみがえる</text:p>
            <text:p/>
            <text:p>[s4]　　　　[s2]かならず[s40]！・・・・</text:p>
            <text:p/>
            <text:p>[s8]ぐ[s7]わ[s6]あ[s5]あ[s4]あ[s3]あ[s2]あ[s1]ああ・・・[s40]・　　</text:p>
          </table:table-cell>
          <table:table-cell/>
          <table:table-cell office:value-type="string" calcext:value-type="string">
            <text:p>Stage 6 boss death speech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F366 0x2D8 0x70000083 0xE780 0x14 0x1 0x1B01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Text</text:p>
          </table:table-cell>
          <table:table-cell office:value-type="string" calcext:value-type="string">
            <text:p>4 40 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　　　[s10]これでやっと</text:p>
            <text:p/>
            <text:p>ふつうの　おんなのこの</text:p>
            <text:p>せいかつにもどれるのね</text:p>
            <text:p/>
            <text:p>おともだちと　みんなで</text:p>
            <text:p>わいわい　いいながら</text:p>
            <text:p/>
            <text:p>オシャレや[s40]　[s10]たべもの[s40]や</text:p>
            <text:p>[s10]ボーイフレンドのはなしをする</text:p>
            <text:p/>
            <text:p>そんな[s40]　[s10]なんでもないこと[s40]や</text:p>
            <text:p>[s10]ほんのちょっとした</text:p>
            <text:p/>
            <text:p>ちいさなことに、よろこびや</text:p>
            <text:p>しあわせをみつける</text:p>
            <text:p/>
            <text:p>[s8]・・・[s10]そんな[s8]・・・[s10]そんな</text:p>
            <text:p/>
            <text:p>ふつうの　おんなのこ[s40]の</text:p>
            <text:p>[s10]せいかつにもどれるのね</text:p>
            <text:p/>
            <text:p>そして</text:p>
            <text:p>あたしも[s20]・・・[s10]まもるさん[s40]と　</text:p>
          </table:table-cell>
          <table:table-cell/>
          <table:table-cell office:value-type="string" calcext:value-type="string">
            <text:p>Ending, Moon? I haven't beaten the game as all characters to check which ending text goes with which character, but I assume it's in the same order used for the rest of the game's messages. Hopefully it's obvious from the content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C62 0x1E4 0x70000083 0xE780 0x14 0x1 0x1B01A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Text</text:p>
          </table:table-cell>
          <table:table-cell office:value-type="string" calcext:value-type="string">
            <text:p>10 40 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たたかいはおわったわ</text:p>
            <text:p/>
            <text:p>これからは、ふつうのおんなの</text:p>
            <text:p>ことして、せいかつできるのね</text:p>
            <text:p/>
            <text:p>がんばらなくっちゃ！</text:p>
            <text:p/>
            <text:p>がっこうせいかつ[s40]に</text:p>
            <text:p>[s10]おべんきょう</text:p>
            <text:p/>
            <text:p>そしてこいに[s20]・・・</text:p>
            <text:p/>
            <text:p>[s10]こいか[s40]・・・</text:p>
            <text:p>[s10]あたしは、こいに</text:p>
            <text:p/>
            <text:p>おくびょうになって</text:p>
            <text:p>いたのかもしれないわね</text:p>
            <text:p/>
            <text:p>あたしも[s40]・・・</text:p>
          </table:table-cell>
          <table:table-cell/>
          <table:table-cell office:value-type="string" calcext:value-type="string">
            <text:p>Ending, Mercury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F1E4 0x182 0x70000083 0xE780 0x14 0x1 0x1B01E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xt</text:p>
          </table:table-cell>
          <table:table-cell office:value-type="string" calcext:value-type="string">
            <text:p>10 40 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きびしい　たたかいだった[s40]わ</text:p>
            <text:p>[s10]でも、もうそれもおわり[s20]・・・</text:p>
            <text:p/>
            <text:p>[s10]これからは、きぼうとじゆうに</text:p>
            <text:p>みちあふれた</text:p>
            <text:p/>
            <text:p>せいかつが　まっているのね</text:p>
            <text:p/>
            <text:p>あたし[s40]も</text:p>
            <text:p>[s10]ゆういちろうと[s40]・・・</text:p>
            <text:p/>
            <text:p>[s10]やだ、なにいってるのかし[s40]ら</text:p>
            <text:p>　　　</text:p>
          </table:table-cell>
          <table:table-cell/>
          <table:table-cell office:value-type="string" calcext:value-type="string">
            <text:p>Ending, Mar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EE46 0x1FA 0x70000083 0xE780 0x14 0x1 0x1B022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Text</text:p>
          </table:table-cell>
          <table:table-cell office:value-type="string" calcext:value-type="string">
            <text:p>10 40 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おわった[s20]・・[s40]・</text:p>
            <text:p>[s10]この、ながいたたかいも[s40]・・・</text:p>
            <text:p/>
            <text:p>[s10]これで、ふつうのおんなのこ[s40]に</text:p>
            <text:p>[s10]もどれるんだな</text:p>
            <text:p/>
            <text:p>あたしも　まえにむかって</text:p>
            <text:p>あるいていかないと[s20]・・・</text:p>
            <text:p/>
            <text:p>[s6]いつまでも、せんぱいのかげを</text:p>
            <text:p/>
            <text:p>おいかけているだけじゃ</text:p>
            <text:p>だめなんだ[s40]！　　</text:p>
            <text:p/>
            <text:p>[s4]そう[s40]・・・　</text:p>
            <text:p>[s6]おもいっきり[s40]　[s6]こいをしよう[p120]！</text:p>
          </table:table-cell>
          <table:table-cell/>
          <table:table-cell office:value-type="string" calcext:value-type="string">
            <text:p>Ending, Jupiter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Start</text:p>
          </table:table-cell>
          <table:table-cell office:value-type="string" calcext:value-type="string">
            <text:p>0x7F040 0x1A4 0x70000083 0xE780 0x14 0x1 0x1B026</text:p>
          </table:table-cell>
          <table:table-cell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Text</text:p>
          </table:table-cell>
          <table:table-cell office:value-type="string" calcext:value-type="string">
            <text:p>10 40 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ついにおわったのね</text:p>
            <text:p/>
            <text:p>ながく、くるしかった</text:p>
            <text:p>たたかいも[s40]・・・</text:p>
            <text:p/>
            <text:p>[s10]やっと、もどれるのね</text:p>
            <text:p>ふつうのせいかつに[s40]・・・</text:p>
            <text:p/>
            <text:p>[s6]あたしも　あるきだそう[s40]！　</text:p>
            <text:p/>
            <text:p>[s10]じっとしてちゃ</text:p>
            <text:p>なにも、はじまらないわ</text:p>
            <text:p/>
            <text:p>あたらし[s40]い</text:p>
            <text:p>[s10]こいをみつけに[s40]・・・　　　</text:p>
          </table:table-cell>
          <table:table-cell/>
          <table:table-cell office:value-type="string" calcext:value-type="string">
            <text:p>Ending, Venu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iptEnd</text:p>
          </table:table-cell>
          <table:table-cell table:number-columns-repeated="2"/>
          <table:table-cell office:value-type="string" calcext:value-type="string">
            <text:p>----------------------------</text:p>
          </table:table-cell>
          <table:table-cell table:number-columns-repeated="1020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8:17:46.387910678</dc:date>
    <meta:editing-duration>PT33M5S</meta:editing-duration>
    <meta:editing-cycles>7</meta:editing-cycles>
    <meta:generator>LibreOffice/4.3.3.2$Linux_X86_64 LibreOffice_project/430m0$Build-2</meta:generator>
    <meta:document-statistic meta:table-count="1" meta:cell-count="1183" meta:object-count="0"/>
  </office:meta>
</office:document-meta>
</file>